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6f0" officeooo:paragraph-rsid="000cd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Standard"/>
      <text:p text:style-name="Standard">package rectangle;</text:p>
      <text:p text:style-name="Standard">public class Rectangle {</text:p>
      <text:p text:style-name="Standard"/>
      <text:p text:style-name="Standard"><text:s text:c="4"/>int length, breadth;</text:p>
      <text:p text:style-name="Standard"><text:s text:c="4"/>Rectangle (int l,int b){</text:p>
      <text:p text:style-name="Standard"><text:s text:c="12"/>length=l;</text:p>
      <text:p text:style-name="Standard"><text:s text:c="12"/>breadth=b;</text:p>
      <text:p text:style-name="Standard"><text:s text:c="4"/>}</text:p>
      <text:p text:style-name="Standard"><text:s text:c="5"/>public void area(){</text:p>
      <text:p text:style-name="Standard"><text:s text:c="8"/>int area = length*breadth;</text:p>
      <text:p text:style-name="Standard"><text:s text:c="8"/>System.out.println("area is:"+area);</text:p>
      <text:p text:style-name="Standard"><text:s text:c="4"/>}</text:p>
      <text:p text:style-name="Standard"><text:s text:c="4"/>public void perimeter(){</text:p>
      <text:p text:style-name="Standard"><text:s text:c="8"/>int perimeter = 2*(length+breadth);</text:p>
      <text:p text:style-name="Standard"><text:s text:c="8"/>System.out.println("perimeter is:"+perimeter);</text:p>
      <text:p text:style-name="Standard"><text:s text:c="4"/>}</text:p>
      <text:p text:style-name="Standard"><text:s text:c="4"/>public static void main(String[] args) {</text:p>
      <text:p text:style-name="Standard"><text:s text:c="7"/>Rectangle R1 =new Rectangle (12,10);</text:p>
      <text:p text:style-name="Standard"><text:s text:c="8"/>Rectangle R2 =new Rectangle (8,10);</text:p>
      <text:p text:style-name="Standard"><text:s text:c="8"/>R1.area();</text:p>
      <text:p text:style-name="Standard"><text:s text:c="8"/>R1.perimeter();</text:p>
      <text:p text:style-name="Standard"><text:s text:c="8"/>R2.area();</text:p>
      <text:p text:style-name="Standard"><text:s text:c="8"/>R2.perimeter();</text:p>
      <text:p text:style-name="Standard"><text:s text:c="4"/>}</text:p>
      <text:p text:style-name="Standard"><text:s text:c="4"/></text:p>
      <text:p text:style-name="Standard">}</text:p>
      <text:p text:style-name="Standard"/>
      <text:p text:style-name="P1">output</text:p>
      <text:p text:style-name="P1"/>
      <text:p text:style-name="P1">area is:120</text:p>
      <text:p text:style-name="P1">perimeter is:44</text:p>
      <text:p text:style-name="P1">area is:80</text:p>
      <text:p text:style-name="P1">perimeter is:36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05:09.760501182</meta:creation-date>
    <dc:date>2022-04-01T14:07:03.774944976</dc:date>
    <meta:editing-duration>PT2M3S</meta:editing-duration>
    <meta:editing-cycles>1</meta:editing-cycles>
    <meta:document-statistic meta:table-count="0" meta:image-count="0" meta:object-count="0" meta:page-count="1" meta:paragraph-count="31" meta:word-count="69" meta:character-count="667" meta:non-whitespace-character-count="484"/>
    <meta:generator>LibreOffice/6.0.7.3$Linux_X86_64 LibreOffice_project/00m0$Build-3</meta:generator>
  </office:meta>
</office:document-meta>
</file>